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Scanner.scanContentForHosts( CharSequence cont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URIScanner.escape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Scanner.domainFromHost( String ho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IScanner.scanContentForDomains( HashSet domains , CharSequence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Scanner.hostFromUriStr( String uri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Scanner.debugOu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